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10000021F022B5735D89475DC.png" manifest:media-type="image/png"/>
  <manifest:file-entry manifest:full-path="Pictures/10000000000000EB00000195069F06AA97E0229E.png" manifest:media-type="image/png"/>
  <manifest:file-entry manifest:full-path="Pictures/1000000000000161000001BBE2A2560BE3F2D6B1.png" manifest:media-type="image/png"/>
  <manifest:file-entry manifest:full-path="Pictures/1000000000000497000002AE78CFC0E8E040FA64.png" manifest:media-type="image/png"/>
  <manifest:file-entry manifest:full-path="Pictures/10000201000004B000000130F64E1D5AF7D144CE.png" manifest:media-type="image/png"/>
  <manifest:file-entry manifest:full-path="Pictures/1000020100000500000000FB18514E932754991F.png" manifest:media-type="image/png"/>
  <manifest:file-entry manifest:full-path="Pictures/10000201000001F4000001F4E3F74C974DB8AD3E.png" manifest:media-type="image/png"/>
  <manifest:file-entry manifest:full-path="Pictures/10000201000004B0000004B051A29432AF5FF47C.png" manifest:media-type="image/png"/>
  <manifest:file-entry manifest:full-path="Pictures/100002010000030000000300B14003D1A35D96F9.png" manifest:media-type="image/png"/>
  <manifest:file-entry manifest:full-path="Pictures/10000201000000DE0000012CBC2F475C07649520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4B0000004B0EF35DAD59BA56E1C.png" manifest:media-type="image/png"/>
  <manifest:file-entry manifest:full-path="Pictures/10000201000002000000020055E59217A56EE091.png" manifest:media-type="image/png"/>
  <manifest:file-entry manifest:full-path="Pictures/10000201000005000000048439489C5E28D8A2EE.png" manifest:media-type="image/png"/>
  <manifest:file-entry manifest:full-path="Pictures/10000201000004B0000004D6A71DC73858A5EA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Enterprise size database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Szymon Niemiec</text:p>
            <text:p>Bartosz Male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3.2cm" svg:height="3.2cm" svg:x="23.2cm" svg:y="12.2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3.2cm" svg:y="3.07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3" draw:layer="layout" svg:width="2.714cm" svg:height="2.8cm" svg:x="0.286cm" svg:y="8.2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3" draw:layer="layout" svg:width="2.22cm" svg:height="3cm" svg:x="0.2cm" svg:y="4.2cm">
          <draw:image xlink:href="Pictures/10000201000000DE0000012CBC2F475C07649520.png" xlink:type="simple" xlink:show="embed" xlink:actuate="onLoad">
            <text:p/>
          </draw:image>
        </draw:frame>
        <draw:frame draw:style-name="gr2" draw:text-style-name="P3" draw:layer="layout" svg:width="3.063cm" svg:height="3.063cm" svg:x="22.737cm" svg:y="0.2cm">
          <draw:image xlink:href="Pictures/10000201000002000000020055E59217A56EE091.png" xlink:type="simple" xlink:show="embed" xlink:actuate="onLoad">
            <text:p/>
          </draw:image>
        </draw:frame>
        <draw:frame draw:style-name="gr2" draw:text-style-name="P3" draw:layer="layout" svg:width="2.908cm" svg:height="2.908cm" svg:x="23.4cm" svg:y="8.692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3" draw:layer="layout" svg:width="3.128cm" svg:height="3.128cm" svg:x="20.8cm" svg:y="3.335cm">
          <draw:image xlink:href="Pictures/10000201000004B0000004B051A29432AF5FF47C.png" xlink:type="simple" xlink:show="embed" xlink:actuate="onLoad">
            <text:p/>
          </draw:image>
        </draw:frame>
        <draw:frame draw:style-name="gr2" draw:text-style-name="P3" draw:layer="layout" svg:width="3.889cm" svg:height="3.889cm" svg:x="3.6cm" svg:y="3.4cm">
          <draw:image xlink:href="Pictures/10000201000001F4000001F4E3F74C974DB8AD3E.png" xlink:type="simple" xlink:show="embed" xlink:actuate="onLoad">
            <text:p/>
          </draw:image>
        </draw:frame>
        <draw:frame draw:style-name="gr2" draw:text-style-name="P3" draw:layer="layout" svg:width="11.874cm" svg:height="2.328cm" svg:x="9.8cm" svg:y="12.872cm">
          <draw:image xlink:href="Pictures/1000020100000500000000FB18514E932754991F.png" xlink:type="simple" xlink:show="embed" xlink:actuate="onLoad">
            <text:p/>
          </draw:image>
        </draw:frame>
        <draw:frame draw:style-name="gr3" draw:text-style-name="P4" draw:layer="layout" svg:width="7.6cm" svg:height="1.925cm" svg:x="0.4cm" svg:y="13.2cm">
          <draw:image xlink:href="Pictures/10000201000004B000000130F64E1D5AF7D144C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5" draw:layer="layout" svg:width="19.5cm" svg:height="2.6cm" svg:x="0.1cm" svg:y="-0.4cm" presentation:class="title" presentation:user-transformed="true">
          <draw:text-box>
            <text:p text:style-name="P5"><text:span text:style-name="T1">ER</text:span><text:span text:style-name="T1">D</text:span></text:p>
          </draw:text-box>
        </draw:frame>
        <draw:frame draw:style-name="gr3" draw:text-style-name="P4" draw:layer="layout" svg:width="24.666cm" svg:height="14.4cm" svg:x="2.534cm" svg:y="0.6cm">
          <draw:image xlink:href="Pictures/1000000000000497000002AE78CFC0E8E040FA6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Db</text:p>
          </draw:text-box>
        </draw:frame>
        <draw:frame draw:style-name="gr3" draw:text-style-name="P4" draw:layer="layout" svg:width="9.339cm" svg:height="11.72cm" svg:x="0.6cm" svg:y="2.48cm">
          <draw:image xlink:href="Pictures/1000000000000161000001BBE2A2560BE3F2D6B1.png" xlink:type="simple" xlink:show="embed" xlink:actuate="onLoad">
            <text:p/>
          </draw:image>
        </draw:frame>
        <draw:frame draw:style-name="gr3" draw:text-style-name="P4" draw:layer="layout" svg:width="6.217cm" svg:height="10.715cm" svg:x="12.6cm" svg:y="3.2cm">
          <draw:image xlink:href="Pictures/10000000000000EB00000195069F06AA97E0229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2cm" svg:y="-0.4cm" presentation:class="title" presentation:user-transformed="true">
          <draw:text-box>
            <text:p>Index performance</text:p>
          </draw:text-box>
        </draw:frame>
        <draw:frame draw:style-name="gr3" draw:text-style-name="P4" draw:layer="layout" svg:width="19.569cm" svg:height="13.536cm" svg:x="5.431cm" svg:y="1.864cm">
          <draw:image xlink:href="Pictures/10000000000003110000021F022B5735D89475D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5H11M54S</meta:editing-duration>
    <meta:editing-cycles>9</meta:editing-cycles>
    <meta:generator>LibreOffice/6.0.7.3$Linux_X86_64 LibreOffice_project/00m0$Build-3</meta:generator>
    <dc:title>Bright Blue</dc:title>
    <dc:date>2020-10-09T07:29:49.036580991</dc:date>
    <meta:document-statistic meta:object-count="52"/>
  </office:meta>
</office:document-meta>
</file>